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262cm" fo:min-width="0.053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331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905cm"/>
    </style:style>
    <style:style style:name="gr4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332cm"/>
      <style:paragraph-properties style:writing-mode="lr-tb"/>
    </style:style>
    <style:style style:name="gr5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2cm" fo:min-width="0.053cm" fo:padding-top="0.14cm" fo:padding-bottom="0.14cm" fo:padding-left="0.265cm" fo:padding-right="0.265cm"/>
    </style:style>
    <style:style style:name="gr6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2cm" fo:min-width="0.052cm" fo:padding-top="0.14cm" fo:padding-bottom="0.14cm" fo:padding-left="0.265cm" fo:padding-right="0.265cm"/>
    </style:style>
    <style:style style:name="gr7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2cm" fo:min-width="0.054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83cm" svg:height="0.542cm" svg:x="1.292cm" svg:y="1.03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0.547cm" svg:height="0.598cm" svg:x="1.292cm" svg:y="1.032cm">
          <draw:text-box>
            <text:p>2</text:p>
          </draw:text-box>
        </draw:frame>
        <draw:frame draw:style-name="gr3" draw:text-style-name="P2" draw:layer="layout" svg:width="0.364cm" svg:height="1.187cm" svg:x="4.279cm" svg:y="0.346cm">
          <draw:text-box>
            <text:p/>
          </draw:text-box>
        </draw:frame>
        <draw:frame draw:style-name="gr4" draw:text-style-name="P2" xml:id="id1" draw:id="id1" draw:layer="layout" svg:width="0.546cm" svg:height="0.598cm" svg:x="2.786cm" svg:y="0.165cm">
          <draw:text-box>
            <text:p>x</text:p>
          </draw:text-box>
        </draw:frame>
        <draw:custom-shape draw:style-name="gr5" draw:text-style-name="P3" draw:layer="layout" svg:width="0.583cm" svg:height="0.542cm" svg:x="0.127cm" svg:y="1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2cm" svg:x="0.71cm" svg:y="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2cm" svg:x="1.875cm" svg:y="1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2cm" svg:x="2.458cm" svg:y="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2cm" svg:x="3.04cm" svg:y="1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83cm" svg:height="0.542cm" svg:x="3.623cm" svg:y="1.0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46cm" svg:height="0.598cm" svg:x="3.623cm" svg:y="1.032cm">
          <draw:text-box>
            <text:p>1</text:p>
          </draw:text-box>
        </draw:frame>
        <draw:custom-shape draw:style-name="gr6" draw:text-style-name="P3" draw:layer="layout" svg:width="0.582cm" svg:height="0.542cm" svg:x="4.206cm" svg:y="1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84cm" svg:height="0.542cm" svg:x="4.788cm" svg:y="1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2cm" svg:x="5.372cm" svg:y="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2cm" svg:x="5.954cm" svg:y="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2cm" svg:x="6.537cm" svg:y="1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2cm" svg:x="7.12cm" svg:y="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2cm" svg:x="7.702cm" svg:y="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2cm" svg:x="8.285cm" svg:y="1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2cm" svg:x="8.868cm" svg:y="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2cm" svg:x="9.45cm" svg:y="1.03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.786cm" svg:y1="0.464cm" svg:x2="1.565cm" svg:y2="1.032cm" draw:start-shape="id1" draw:start-glue-point="3" draw:end-shape="id2" draw:end-glue-point="0" svg:d="M2786 464c-814 0-1221 189-1221 568" svg:viewBox="0 0 1222 569">
          <text:p/>
        </draw:connector>
        <draw:frame draw:style-name="gr4" draw:text-style-name="P2" xml:id="id3" draw:id="id3" draw:layer="layout" svg:width="0.546cm" svg:height="0.598cm" svg:x="4.534cm" svg:y="0.165cm">
          <draw:text-box>
            <text:p>y</text:p>
          </draw:text-box>
        </draw:frame>
        <draw:connector draw:style-name="gr8" draw:text-style-name="P4" draw:layer="layout" draw:type="curve" svg:x1="4.534cm" svg:y1="0.464cm" svg:x2="3.913cm" svg:y2="1.023cm" draw:start-shape="id3" draw:start-glue-point="3" svg:d="M4534 464c-840 0-530 559-621 559" svg:viewBox="0 0 622 5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Bold" style:font-family-generic="modern" style:font-pitch="variable" fo:font-size="9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.7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4-12-12T15:59:09.667658668</dc:date>
    <meta:editing-duration>PT35M36S</meta:editing-duration>
    <meta:editing-cycles>11</meta:editing-cycles>
    <meta:generator>LibreOffice/7.3.7.2$Linux_X86_64 LibreOffice_project/30$Build-2</meta:generator>
    <meta:document-statistic meta:object-count="24"/>
  </office:meta>
</office:document-meta>
</file>